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style:font-name="Times New Roman" fo:font-weight="bold" style:font-weight-asian="bold"/>
    </style:style>
    <style:style style:name="P2" style:parent-style-name="Обычный" style:family="paragraph">
      <style:text-properties style:font-name="Times New Roman" fo:font-weight="bold" style:font-weight-asian="bold"/>
    </style:style>
    <style:style style:name="P3" style:parent-style-name="Обычный" style:family="paragraph">
      <style:text-properties style:font-name="Times New Roman"/>
    </style:style>
    <style:style style:name="P4" style:parent-style-name="Обычный" style:family="paragraph">
      <style:paragraph-properties fo:margin-left="0.3937in">
        <style:tab-stops/>
      </style:paragraph-properties>
      <style:text-properties style:font-name="Times New Roman"/>
    </style:style>
    <style:style style:name="P5" style:parent-style-name="Обычный" style:family="paragraph">
      <style:paragraph-properties fo:margin-left="0.3937in">
        <style:tab-stops/>
      </style:paragraph-properties>
      <style:text-properties style:font-name="Times New Roman"/>
    </style:style>
    <style:style style:name="P6" style:parent-style-name="Обычный" style:family="paragraph">
      <style:paragraph-properties fo:margin-left="0.3937in">
        <style:tab-stops/>
      </style:paragraph-properties>
      <style:text-properties style:font-name="Times New Roman"/>
    </style:style>
    <style:style style:name="P7" style:parent-style-name="Обычный" style:family="paragraph">
      <style:paragraph-properties fo:margin-left="0.3937in">
        <style:tab-stops/>
      </style:paragraph-properties>
      <style:text-properties style:font-name="Times New Roman"/>
    </style:style>
    <style:style style:name="P8" style:parent-style-name="Обычный" style:family="paragraph">
      <style:text-properties style:font-name="Times New Roman" fo:font-weight="bold" style:font-weight-asian="bold"/>
    </style:style>
    <style:style style:name="P9" style:parent-style-name="Обычный" style:family="paragraph">
      <style:text-properties style:font-name="Times New Roman"/>
    </style:style>
    <style:style style:name="P10" style:parent-style-name="Обычный" style:family="paragraph">
      <style:paragraph-properties fo:text-indent="0.3937in"/>
      <style:text-properties style:font-name="Times New Roman"/>
    </style:style>
    <style:style style:name="P11" style:parent-style-name="Обычный" style:family="paragraph">
      <style:paragraph-properties fo:text-indent="0.3937in"/>
      <style:text-properties style:font-name="Times New Roman"/>
    </style:style>
    <style:style style:name="P12" style:parent-style-name="Обычный" style:family="paragraph">
      <style:paragraph-properties fo:text-indent="0.3937in"/>
      <style:text-properties style:font-name="Times New Roman"/>
    </style:style>
    <style:style style:name="P13" style:parent-style-name="Обычный" style:family="paragraph">
      <style:paragraph-properties fo:text-indent="0.3937in"/>
      <style:text-properties style:font-name="Times New Roman"/>
    </style:style>
    <style:style style:name="P14" style:parent-style-name="Обычный" style:family="paragraph">
      <style:text-properties style:font-name="Times New Roman" fo:font-weight="bold" style:font-weight-asian="bold"/>
    </style:style>
    <style:style style:name="P15" style:parent-style-name="Обычный" style:family="paragraph">
      <style:text-properties style:font-name="Times New Roman"/>
    </style:style>
    <style:style style:name="P16" style:parent-style-name="Обычный" style:family="paragraph">
      <style:paragraph-properties fo:text-indent="0.3937in"/>
      <style:text-properties style:font-name="Times New Roman"/>
    </style:style>
    <style:style style:name="P17" style:parent-style-name="Обычный" style:family="paragraph">
      <style:paragraph-properties fo:text-indent="0.3937in"/>
      <style:text-properties style:font-name="Times New Roman"/>
    </style:style>
    <style:style style:name="P18" style:parent-style-name="Обычный" style:family="paragraph">
      <style:paragraph-properties fo:text-indent="0.3937in"/>
      <style:text-properties style:font-name="Times New Roman"/>
    </style:style>
    <style:style style:name="P19" style:parent-style-name="Обычный" style:family="paragraph">
      <style:paragraph-properties fo:text-indent="0.3937in"/>
      <style:text-properties style:font-name="Times New Roman"/>
    </style:style>
    <style:style style:name="P20" style:parent-style-name="Обычный" style:family="paragraph">
      <style:paragraph-properties fo:text-indent="0.3937in"/>
    </style:style>
    <style:style style:name="T21" style:parent-style-name="Основнойшрифтабзаца" style:family="text">
      <style:text-properties style:font-name="Times New Roman"/>
    </style:style>
  </office:automatic-styles>
  <office:body>
    <office:text text:use-soft-page-breaks="true">
      <text:p text:style-name="P1">Введение "Умный список задач".</text:p>
      <text:p text:style-name="P2">1. Целевая аудитория</text:p>
      <text:p text:style-name="P3">Проект ориентирован<text:s/>на широкий круг пользователей, чья жизнь требует организации и эффективного управления временем. Ключевые сегменты:</text:p>
      <text:p text:style-name="P4">-Профессионалы и фрилансеры</text:p>
      <text:p text:style-name="P5">-Студенты и учащиеся</text:p>
      <text:p text:style-name="P6">-Люди, стремящиеся к личному развитию</text:p>
      <text:p text:style-name="P7">-Любая занятая персона</text:p>
      <text:p text:style-name="P8">2. Решаемые проблемы</text:p>
      <text:p text:style-name="P9">Обычные спиские задач являются статичными и пассивными. Они лишь фиксируют то, что нужно сделать, но не помогают в реализации. «Умный список задач» решает следующие проблемы:</text:p>
      <text:p text:style-name="P10">-Перегрузка и прокрастинация</text:p>
      <text:p text:style-name="P11">-Отсутствие контекста и приоритизации</text:p>
      <text:p text:style-name="P12">-«Слепые зоны» планирования</text:p>
      <text:p text:style-name="P13">-Отсутствие автоматизации</text:p>
      <text:p text:style-name="P14">3. Ключевые преимущества перед обычными списками задач</text:p>
      <text:p text:style-name="P15">«Умный список задач» - это не просто хранилище дел, а активный помощник в планированиию. Его преимущества:</text:p>
      <text:p text:style-name="P16">-Интеллектуальная приоритизация</text:p>
      <text:p text:style-name="P17">-Автоматизация рутины</text:p>
      <text:p text:style-name="P18">-Интеграция с целями</text:p>
      <text:p text:style-name="P19">-Адаптивность и аналитика</text:p>
      <text:p text:style-name="P20"><text:span text:style-name="T21">-Умные напоминания и образы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Косач</meta:initial-creator>
    <dc:creator>Косач</dc:creator>
    <meta:creation-date>2025-09-30T09:49:00Z</meta:creation-date>
    <dc:date>2025-09-30T10:33:00Z</dc:date>
    <meta:template xlink:href="Normal.dotm" xlink:type="simple"/>
    <meta:editing-cycles>3</meta:editing-cycles>
    <meta:editing-duration>PT2460S</meta:editing-duration>
    <meta:document-statistic meta:page-count="1" meta:paragraph-count="1" meta:word-count="135" meta:character-count="905" meta:row-count="6" meta:non-whitespace-character-count="771"/>
  </office:meta>
</office:document-meta>
</file>